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rrorYaw -&gt; pitch" table:style-name="ta1">
        <table:shapes>
          <draw:frame draw:z-index="0" draw:style-name="gr1" svg:width="22.725cm" svg:height="14.403cm" svg:x="5.69cm" svg:y="5.067cm">
            <draw:object draw:notify-on-update-of-ranges="'errorYaw -&gt; pitch'.A1:'errorYaw -&gt; pitch'.A1 'errorYaw -&gt; pitch'.A2:'errorYaw -&gt; pitch'.A52 'errorYaw -&gt; pitch'.B1:'errorYaw -&gt; pitch'.B1 'errorYaw -&gt; pitch'.B2:'errorYaw -&gt; pitch'.B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errorYaw</text:p>
          </table:table-cell>
          <table:table-cell office:value-type="string">
            <text:p>pitch</text:p>
          </table:table-cell>
        </table:table-row>
        <table:table-row table:style-name="ro2">
          <table:table-cell office:value-type="float" office:value="-25">
            <text:p>-25</text:p>
          </table:table-cell>
          <table:table-cell table:formula="of:=-POWER(20-IF(ABS([.A2])&lt;20;ABS([.A2]);20);2)/20" office:value-type="float" office:value="-0">
            <text:p>0</text:p>
          </table:table-cell>
        </table:table-row>
        <table:table-row table:style-name="ro2">
          <table:table-cell office:value-type="float" office:value="-24">
            <text:p>-24</text:p>
          </table:table-cell>
          <table:table-cell table:formula="of:=-POWER(20-IF(ABS([.A3])&lt;20;ABS([.A3]);20);2)/20" office:value-type="float" office:value="-0">
            <text:p>0</text:p>
          </table:table-cell>
        </table:table-row>
        <table:table-row table:style-name="ro2">
          <table:table-cell office:value-type="float" office:value="-23">
            <text:p>-23</text:p>
          </table:table-cell>
          <table:table-cell table:formula="of:=-POWER(20-IF(ABS([.A4])&lt;20;ABS([.A4]);20);2)/20" office:value-type="float" office:value="-0">
            <text:p>0</text:p>
          </table:table-cell>
        </table:table-row>
        <table:table-row table:style-name="ro2">
          <table:table-cell office:value-type="float" office:value="-22">
            <text:p>-22</text:p>
          </table:table-cell>
          <table:table-cell table:formula="of:=-POWER(20-IF(ABS([.A5])&lt;20;ABS([.A5]);20);2)/20" office:value-type="float" office:value="-0">
            <text:p>0</text:p>
          </table:table-cell>
        </table:table-row>
        <table:table-row table:style-name="ro2">
          <table:table-cell office:value-type="float" office:value="-21">
            <text:p>-21</text:p>
          </table:table-cell>
          <table:table-cell table:formula="of:=-POWER(20-IF(ABS([.A6])&lt;20;ABS([.A6]);20);2)/20" office:value-type="float" office:value="-0">
            <text:p>0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table:formula="of:=-POWER(20-IF(ABS([.A7])&lt;20;ABS([.A7]);20);2)/20" office:value-type="float" office:value="-0">
            <text:p>0</text:p>
          </table:table-cell>
        </table:table-row>
        <table:table-row table:style-name="ro2">
          <table:table-cell office:value-type="float" office:value="-19">
            <text:p>-19</text:p>
          </table:table-cell>
          <table:table-cell table:formula="of:=-POWER(20-IF(ABS([.A8])&lt;20;ABS([.A8]);20);2)/20" office:value-type="float" office:value="-0.05">
            <text:p>-0,05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table:formula="of:=-POWER(20-IF(ABS([.A9])&lt;20;ABS([.A9]);20);2)/20" office:value-type="float" office:value="-0.2">
            <text:p>-0,2</text:p>
          </table:table-cell>
        </table:table-row>
        <table:table-row table:style-name="ro2">
          <table:table-cell office:value-type="float" office:value="-17">
            <text:p>-17</text:p>
          </table:table-cell>
          <table:table-cell table:formula="of:=-POWER(20-IF(ABS([.A10])&lt;20;ABS([.A10]);20);2)/20" office:value-type="float" office:value="-0.45">
            <text:p>-0,45</text:p>
          </table:table-cell>
        </table:table-row>
        <table:table-row table:style-name="ro2">
          <table:table-cell office:value-type="float" office:value="-16">
            <text:p>-16</text:p>
          </table:table-cell>
          <table:table-cell table:formula="of:=-POWER(20-IF(ABS([.A11])&lt;20;ABS([.A11]);20);2)/20" office:value-type="float" office:value="-0.8">
            <text:p>-0,8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table:formula="of:=-POWER(20-IF(ABS([.A12])&lt;20;ABS([.A12]);20);2)/20" office:value-type="float" office:value="-1.25">
            <text:p>-1,25</text:p>
          </table:table-cell>
        </table:table-row>
        <table:table-row table:style-name="ro2">
          <table:table-cell office:value-type="float" office:value="-14">
            <text:p>-14</text:p>
          </table:table-cell>
          <table:table-cell table:formula="of:=-POWER(20-IF(ABS([.A13])&lt;20;ABS([.A13]);20);2)/20" office:value-type="float" office:value="-1.8">
            <text:p>-1,8</text:p>
          </table:table-cell>
        </table:table-row>
        <table:table-row table:style-name="ro2">
          <table:table-cell office:value-type="float" office:value="-13">
            <text:p>-13</text:p>
          </table:table-cell>
          <table:table-cell table:formula="of:=-POWER(20-IF(ABS([.A14])&lt;20;ABS([.A14]);20);2)/20" office:value-type="float" office:value="-2.45">
            <text:p>-2,45</text:p>
          </table:table-cell>
        </table:table-row>
        <table:table-row table:style-name="ro2">
          <table:table-cell office:value-type="float" office:value="-12">
            <text:p>-12</text:p>
          </table:table-cell>
          <table:table-cell table:formula="of:=-POWER(20-IF(ABS([.A15])&lt;20;ABS([.A15]);20);2)/20" office:value-type="float" office:value="-3.2">
            <text:p>-3,2</text:p>
          </table:table-cell>
        </table:table-row>
        <table:table-row table:style-name="ro2">
          <table:table-cell office:value-type="float" office:value="-11">
            <text:p>-11</text:p>
          </table:table-cell>
          <table:table-cell table:formula="of:=-POWER(20-IF(ABS([.A16])&lt;20;ABS([.A16]);20);2)/20" office:value-type="float" office:value="-4.05">
            <text:p>-4,05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table:formula="of:=-POWER(20-IF(ABS([.A17])&lt;20;ABS([.A17]);20);2)/20" office:value-type="float" office:value="-5">
            <text:p>-5</text:p>
          </table:table-cell>
        </table:table-row>
        <table:table-row table:style-name="ro2">
          <table:table-cell office:value-type="float" office:value="-9">
            <text:p>-9</text:p>
          </table:table-cell>
          <table:table-cell table:formula="of:=-POWER(20-IF(ABS([.A18])&lt;20;ABS([.A18]);20);2)/20" office:value-type="float" office:value="-6.05">
            <text:p>-6,05</text:p>
          </table:table-cell>
        </table:table-row>
        <table:table-row table:style-name="ro2">
          <table:table-cell office:value-type="float" office:value="-8">
            <text:p>-8</text:p>
          </table:table-cell>
          <table:table-cell table:formula="of:=-POWER(20-IF(ABS([.A19])&lt;20;ABS([.A19]);20);2)/20" office:value-type="float" office:value="-7.2">
            <text:p>-7,2</text:p>
          </table:table-cell>
        </table:table-row>
        <table:table-row table:style-name="ro2">
          <table:table-cell office:value-type="float" office:value="-7">
            <text:p>-7</text:p>
          </table:table-cell>
          <table:table-cell table:formula="of:=-POWER(20-IF(ABS([.A20])&lt;20;ABS([.A20]);20);2)/20" office:value-type="float" office:value="-8.45">
            <text:p>-8,45</text:p>
          </table:table-cell>
        </table:table-row>
        <table:table-row table:style-name="ro2">
          <table:table-cell office:value-type="float" office:value="-6">
            <text:p>-6</text:p>
          </table:table-cell>
          <table:table-cell table:formula="of:=-POWER(20-IF(ABS([.A21])&lt;20;ABS([.A21]);20);2)/20" office:value-type="float" office:value="-9.8">
            <text:p>-9,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table:formula="of:=-POWER(20-IF(ABS([.A22])&lt;20;ABS([.A22]);20);2)/20" office:value-type="float" office:value="-11.25">
            <text:p>-11,25</text:p>
          </table:table-cell>
        </table:table-row>
        <table:table-row table:style-name="ro2">
          <table:table-cell office:value-type="float" office:value="-4">
            <text:p>-4</text:p>
          </table:table-cell>
          <table:table-cell table:formula="of:=-POWER(20-IF(ABS([.A23])&lt;20;ABS([.A23]);20);2)/20" office:value-type="float" office:value="-12.8">
            <text:p>-12,8</text:p>
          </table:table-cell>
        </table:table-row>
        <table:table-row table:style-name="ro2">
          <table:table-cell office:value-type="float" office:value="-3">
            <text:p>-3</text:p>
          </table:table-cell>
          <table:table-cell table:formula="of:=-POWER(20-IF(ABS([.A24])&lt;20;ABS([.A24]);20);2)/20" office:value-type="float" office:value="-14.45">
            <text:p>-14,45</text:p>
          </table:table-cell>
        </table:table-row>
        <table:table-row table:style-name="ro2">
          <table:table-cell office:value-type="float" office:value="-2">
            <text:p>-2</text:p>
          </table:table-cell>
          <table:table-cell table:formula="of:=-POWER(20-IF(ABS([.A25])&lt;20;ABS([.A25]);20);2)/20" office:value-type="float" office:value="-16.2">
            <text:p>-16,2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formula="of:=-POWER(20-IF(ABS([.A26])&lt;20;ABS([.A26]);20);2)/20" office:value-type="float" office:value="-18.05">
            <text:p>-18,0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-POWER(20-IF(ABS([.A27])&lt;20;ABS([.A27]);20);2)/20" office:value-type="float" office:value="-20">
            <text:p>-2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-POWER(20-IF(ABS([.A28])&lt;20;ABS([.A28]);20);2)/20" office:value-type="float" office:value="-18.05">
            <text:p>-18,0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-POWER(20-IF(ABS([.A29])&lt;20;ABS([.A29]);20);2)/20" office:value-type="float" office:value="-16.2">
            <text:p>-16,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-POWER(20-IF(ABS([.A30])&lt;20;ABS([.A30]);20);2)/20" office:value-type="float" office:value="-14.45">
            <text:p>-14,4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-POWER(20-IF(ABS([.A31])&lt;20;ABS([.A31]);20);2)/20" office:value-type="float" office:value="-12.8">
            <text:p>-12,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-POWER(20-IF(ABS([.A32])&lt;20;ABS([.A32]);20);2)/20" office:value-type="float" office:value="-11.25">
            <text:p>-1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-POWER(20-IF(ABS([.A33])&lt;20;ABS([.A33]);20);2)/20" office:value-type="float" office:value="-9.8">
            <text:p>-9,8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-POWER(20-IF(ABS([.A34])&lt;20;ABS([.A34]);20);2)/20" office:value-type="float" office:value="-8.45">
            <text:p>-8,4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-POWER(20-IF(ABS([.A35])&lt;20;ABS([.A35]);20);2)/20" office:value-type="float" office:value="-7.2">
            <text:p>-7,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-POWER(20-IF(ABS([.A36])&lt;20;ABS([.A36]);20);2)/20" office:value-type="float" office:value="-6.05">
            <text:p>-6,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-POWER(20-IF(ABS([.A37])&lt;20;ABS([.A37]);20);2)/20" office:value-type="float" office:value="-5">
            <text:p>-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-POWER(20-IF(ABS([.A38])&lt;20;ABS([.A38]);20);2)/20" office:value-type="float" office:value="-4.05">
            <text:p>-4,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-POWER(20-IF(ABS([.A39])&lt;20;ABS([.A39]);20);2)/20" office:value-type="float" office:value="-3.2">
            <text:p>-3,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-POWER(20-IF(ABS([.A40])&lt;20;ABS([.A40]);20);2)/20" office:value-type="float" office:value="-2.45">
            <text:p>-2,4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-POWER(20-IF(ABS([.A41])&lt;20;ABS([.A41]);20);2)/20" office:value-type="float" office:value="-1.8">
            <text:p>-1,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-POWER(20-IF(ABS([.A42])&lt;20;ABS([.A42]);20);2)/20" office:value-type="float" office:value="-1.25">
            <text:p>-1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-POWER(20-IF(ABS([.A43])&lt;20;ABS([.A43]);20);2)/20" office:value-type="float" office:value="-0.8">
            <text:p>-0,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-POWER(20-IF(ABS([.A44])&lt;20;ABS([.A44]);20);2)/20" office:value-type="float" office:value="-0.45">
            <text:p>-0,4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-POWER(20-IF(ABS([.A45])&lt;20;ABS([.A45]);20);2)/20" office:value-type="float" office:value="-0.2">
            <text:p>-0,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-POWER(20-IF(ABS([.A46])&lt;20;ABS([.A46]);20);2)/20" office:value-type="float" office:value="-0.05">
            <text:p>-0,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-POWER(20-IF(ABS([.A47])&lt;20;ABS([.A47]);20);2)/20" office:value-type="float" office:value="-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-POWER(20-IF(ABS([.A48])&lt;20;ABS([.A48]);20);2)/20" office:value-type="float" office:value="-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-POWER(20-IF(ABS([.A49])&lt;20;ABS([.A49]);20);2)/20" office:value-type="float" office:value="-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-POWER(20-IF(ABS([.A50])&lt;20;ABS([.A50]);20);2)/20" office:value-type="float" office:value="-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-POWER(20-IF(ABS([.A51])&lt;20;ABS([.A51]);20);2)/20" office:value-type="float" office:value="-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-POWER(20-IF(ABS([.A52])&lt;20;ABS([.A52]);20);2)/20" office:value-type="float" office:value="-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1:49:04</meta:creation-date>
    <dc:date>2012-08-20T13:20:59</dc:date>
    <meta:editing-duration>PT1H22M15S</meta:editing-duration>
    <meta:editing-cycles>2</meta:editing-cycles>
    <meta:generator>LibreOffice/3.6$Linux_X86_64 LibreOffice_project/360m1$Build-102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26cm" svg:height="14.404cm" xlink:href=".." xlink:type="simple" chart:class="chart:scatter" chart:style-name="ch1">
        <chart:legend chart:legend-position="end" svg:x="20.641cm" svg:y="6.903cm" style:legend-expansion="high" chart:style-name="ch2"/>
        <chart:plot-area chart:style-name="ch3" table:cell-range-address="'errorYaw -&gt; pitch'.A1:'errorYaw -&gt; pitch'.B52" chart:data-source-has-labels="row" svg:x="0.904cm" svg:y="1.287cm" svg:width="18.829cm" svg:height="12.409cm">
          <chartooo:coordinate-region svg:x="1.142cm" svg:y="1.486cm" svg:width="18.404cm" svg:height="12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rrorYaw -&gt; pitch'.B2:'errorYaw -&gt; pitch'.B52" chart:label-cell-address="'errorYaw -&gt; pitch'.B1:'errorYaw -&gt; pitch'.B1" chart:class="chart:scatter">
            <chart:domain table:cell-range-address="'errorYaw -&gt; pitch'.A2:'errorYaw -&gt; pitch'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itch</text:p>
                <draw:g>
                  <svg:desc>'errorYaw -&gt; pitch'.B1:'errorYaw -&gt; pitch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">
                <text:p>-25</text:p>
                <draw:g>
                  <svg:desc>'errorYaw -&gt; pitch'.A2:'errorYaw -&gt; pitch'.A52</svg:desc>
                </draw:g>
              </table:table-cell>
              <table:table-cell office:value-type="float" office:value="-0">
                <text:p>-0</text:p>
                <draw:g>
                  <svg:desc>'errorYaw -&gt; pitch'.B2:'errorYaw -&gt; pitch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">
                <text:p>-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">
                <text:p>-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">
                <text:p>-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">
                <text:p>-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">
                <text:p>-1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">
                <text:p>-1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">
                <text:p>-14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">
                <text:p>-12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">
                <text:p>-1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">
                <text:p>-9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">
                <text:p>-7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">
                <text:p>-5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">
                <text:p>-4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-14.45">
                <text:p>-14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-14.45">
                <text:p>-14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